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2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olumn24" style:family="table-column">
      <style:table-column-properties style:column-width="1.6145in" style:use-optimal-column-width="false"/>
    </style:style>
    <style:style style:name="TableColumn25" style:family="table-column">
      <style:table-column-properties style:column-width="1.7708in" style:use-optimal-column-width="false"/>
    </style:style>
    <style:style style:name="TableColumn26" style:family="table-column">
      <style:table-column-properties style:column-width="1.577in" style:use-optimal-column-width="false"/>
    </style:style>
    <style:style style:name="TableColumn27" style:family="table-column">
      <style:table-column-properties style:column-width="1.6541in" style:use-optimal-column-width="false"/>
    </style:style>
    <style:style style:name="Table23" style:family="table">
      <style:table-properties style:width="6.616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P7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7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8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79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1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5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6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87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8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0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1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2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4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P95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P96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P97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2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3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4" style:parent-style-name="TableContents" style:list-style-name="LFO5" style:family="paragraph">
      <style:text-properties style:font-name="Calibri" style:font-name-complex="Calibri" fo:font-size="11pt" style:font-size-asian="11pt" style:font-size-complex="11pt"/>
    </style:style>
    <style:style style:name="P105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6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107" style:parent-style-name="TableContents" style:family="paragraph">
      <style:paragraph-properties>
        <style:tab-stops>
          <style:tab-stop style:type="center" style:position="3.3083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108" style:parent-style-name="TableContents" style:list-style-name="LFO4" style:family="paragraph">
      <style:paragraph-properties>
        <style:tab-stops>
          <style:tab-stop style:type="center" style:position="2.8083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109" style:parent-style-name="TableContents" style:list-style-name="LFO4" style:family="paragraph">
      <style:paragraph-properties>
        <style:tab-stops>
          <style:tab-stop style:type="center" style:position="2.8083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4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115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6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1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12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3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8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32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133" style:parent-style-name="Standard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Retail Web Turnkey Progress Report:<text:s/>Week 3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31</text:span><text:span text:style-name="T11">st<text:s/></text:span><text:span text:style-name="T12">July</text:span><text:span text:style-name="T13"><text:s/>– Sunday 6</text:span><text:span text:style-name="T14">th</text:span><text:span text:style-name="T15"><text:s/>August 2017</text:span></text:p>
          </table:table-cell>
        </table:table-row>
        <table:table-row table:style-name="TableRow16">
          <table:table-cell table:style-name="TableCell17">
            <text:p text:style-name="TableContents"><text:span text:style-name="T18">Administrative Checks</text:span><text:span text:style-name="T19">:</text:span></text:p>
            <text:p text:style-name="P20"/>
            <text:p text:style-name="P21">Target total hours to date:</text:p>
            <text:p text:style-name="P22"/>
            <table:table table:style-name="Table23">
              <table:table-columns>
                <table:table-column table:style-name="TableColumn24"/>
                <table:table-column table:style-name="TableColumn25"/>
                <table:table-column table:style-name="TableColumn26"/>
                <table:table-column table:style-name="TableColumn27"/>
              </table:table-columns>
              <table:table-row table:style-name="TableRow28">
                <table:table-cell table:style-name="TableCell29">
                  <text:p text:style-name="P30"/>
                </table:table-cell>
                <table:table-cell table:style-name="TableCell31">
                  <text:p text:style-name="P32">James Owens</text:p>
                </table:table-cell>
                <table:table-cell table:style-name="TableCell33">
                  <text:p text:style-name="P34">Mark Omadto</text:p>
                </table:table-cell>
                <table:table-cell table:style-name="TableCell35">
                  <text:p text:style-name="P36">Tom Misikea</text:p>
                </table:table-cell>
              </table:table-row>
              <table:table-row table:style-name="TableRow37">
                <table:table-cell table:style-name="TableCell38">
                  <text:p text:style-name="P39">Timecard:</text:p>
                </table:table-cell>
                <table:table-cell table:style-name="TableCell40">
                  <text:p text:style-name="P41"/>
                </table:table-cell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</table:table-row>
              <table:table-row table:style-name="TableRow46">
                <table:table-cell table:style-name="TableCell47">
                  <text:p text:style-name="P48">Total Hours to date:</text:p>
                </table:table-cell>
                <table:table-cell table:style-name="TableCell49">
                  <text:p text:style-name="P50">36.0 Hours</text:p>
                </table:table-cell>
                <table:table-cell table:style-name="TableCell51">
                  <text:p text:style-name="P52">41<text:s/>Hours</text:p>
                </table:table-cell>
                <table:table-cell table:style-name="TableCell53">
                  <text:p text:style-name="P54">44 Hours</text:p>
                </table:table-cell>
              </table:table-row>
              <table:table-row table:style-name="TableRow55">
                <table:table-cell table:style-name="TableCell56">
                  <text:p text:style-name="P57">Personal log:</text:p>
                </table:table-cell>
                <table:table-cell table:style-name="TableCell58">
                  <text:p text:style-name="P59"/>
                </table:table-cell>
                <table:table-cell table:style-name="TableCell60">
                  <text:p text:style-name="P61"/>
                </table:table-cell>
                <table:table-cell table:style-name="TableCell62">
                  <text:p text:style-name="P63"/>
                </table:table-cell>
              </table:table-row>
              <table:table-row table:style-name="TableRow64">
                <table:table-cell table:style-name="TableCell65">
                  <text:p text:style-name="P66">Project Diary:</text:p>
                </table:table-cell>
                <table:table-cell table:style-name="TableCell67">
                  <text:p text:style-name="P68"/>
                </table:table-cell>
                <table:table-cell table:style-name="TableCell69">
                  <text:p text:style-name="P70"/>
                </table:table-cell>
                <table:table-cell table:style-name="TableCell71">
                  <text:p text:style-name="P72"/>
                </table:table-cell>
              </table:table-row>
            </table:table>
            <text:p text:style-name="P73"/>
            <text:p text:style-name="TableContents"><text:span text:style-name="T74">Allocated<text:s/></text:span><text:span text:style-name="T75">Duties</text:span><text:span text:style-name="T76">:</text:span></text:p>
            <text:p text:style-name="P77">Backups taken:</text:p>
            <text:list text:style-name="LFO1" text:continue-numbering="true">
              <text:list-item>
                <text:p text:style-name="P78">The backups are automatically allocated to each member computer whenever we use “pull” command on GitHub.</text:p>
              </text:list-item>
              <text:list-item>
                <text:p text:style-name="P79">Secondary weekly backup is restored on a hard drive manage by Mark.</text:p>
              </text:list-item>
            </text:list>
            <text:p text:style-name="P80">Backups tested:</text:p>
            <text:list text:style-name="LFO3" text:continue-numbering="true">
              <text:list-item>
                <text:p text:style-name="P81">When team uses GitHub.</text:p>
              </text:list-item>
            </text:list>
          </table:table-cell>
        </table:table-row>
        <table:table-row table:style-name="TableRow82">
          <table:table-cell table:style-name="TableCell83">
            <text:p text:style-name="P84">Work Completed this reporting period:</text:p>
            <text:p text:style-name="P85">James:</text:p>
            <text:list text:style-name="LFO3" text:continue-numbering="true">
              <text:list-item>
                <text:p text:style-name="P86">Project proposal</text:p>
              </text:list-item>
              <text:list-item>
                <text:p text:style-name="P87">Total Hours: 13.0</text:p>
              </text:list-item>
            </text:list>
            <text:p text:style-name="P88">Mark:</text:p>
            <text:list text:style-name="LFO2" text:continue-numbering="true">
              <text:list-item>
                <text:p text:style-name="P89">Completed most of the section on the proposal which expected to be updated along the way.</text:p>
              </text:list-item>
              <text:list-item>
                <text:p text:style-name="P90">Team choose AUP for the methodologies for the project.</text:p>
              </text:list-item>
              <text:list-item>
                <text:p text:style-name="P91">Tutorial on GitHub commands by the team manager.</text:p>
              </text:list-item>
              <text:list-item>
                <text:p text:style-name="P92">Total Hours: 18.5 Hours</text:p>
              </text:list-item>
            </text:list>
            <text:p text:style-name="P93">Tom:</text:p>
            <text:list text:style-name="LFO9" text:continue-numbering="true">
              <text:list-item>
                <text:p text:style-name="P94">Chair meeting</text:p>
              </text:list-item>
              <text:list-item>
                <text:p text:style-name="P95">Discussed sections of each part of the project proposal</text:p>
              </text:list-item>
              <text:list-item>
                <text:p text:style-name="P96">Work on each part of the project proposal<text:s/></text:p>
              </text:list-item>
              <text:list-item>
                <text:p text:style-name="P97">Total Hours: 17 Hours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Work to complete for next reporting period:</text:p>
            <text:p text:style-name="P101">James:</text:p>
            <text:list text:style-name="LFO8" text:continue-numbering="true">
              <text:list-item>
                <text:p text:style-name="P102">Have the proposal reviewed and revised.</text:p>
              </text:list-item>
              <text:list-item>
                <text:p text:style-name="P103">Continue research into web technologies for the turnkey.</text:p>
              </text:list-item>
            </text:list>
            <text:list text:style-name="LFO5" text:continue-numbering="true">
              <text:list-item>
                <text:p text:style-name="P104">Target total hours: 25-30</text:p>
              </text:list-item>
            </text:list>
            <text:p text:style-name="P105">Mark:</text:p>
            <text:list text:style-name="LFO4" text:continue-numbering="true">
              <text:list-item>
                <text:p text:style-name="P106">Other section<text:s/>on proposal.</text:p>
              </text:list-item>
            </text:list>
            <text:p text:style-name="P107">Tom:<text:tab/></text:p>
            <text:list text:style-name="LFO4" text:continue-numbering="true">
              <text:list-item>
                <text:p text:style-name="P108">Continue proposal</text:p>
              </text:list-item>
              <text:list-item>
                <text:p text:style-name="P109">Work on timesheet and the logs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What’s going well:</text:p>
            <text:p text:style-name="P113">James:</text:p>
            <text:list text:style-name="LFO4" text:continue-numbering="true">
              <text:list-item>
                <text:p text:style-name="P114">The proposal is finally done, although a little late. It will be reviewed and revised next week.</text:p>
              </text:list-item>
            </text:list>
            <text:p text:style-name="P115">Mark:</text:p>
            <text:soft-page-break/>
            <text:list text:style-name="LFO4" text:continue-numbering="true">
              <text:list-item>
                <text:p text:style-name="P116">Getting the hang of GitHub commands and understanding on how the system works.</text:p>
              </text:list-item>
            </text:list>
          </table:table-cell>
        </table:table-row>
        <text:soft-page-break/>
        <table:table-row table:style-name="TableRow117">
          <table:table-cell table:style-name="TableCell118">
            <text:p text:style-name="P119">What’s not going well:</text:p>
            <text:p text:style-name="P120">James:</text:p>
            <text:list text:style-name="LFO4" text:continue-numbering="true">
              <text:list-item>
                <text:p text:style-name="P121">I’m struggling to clock in a sufficient number of hours. This is due to poor time management and personal problems.</text:p>
              </text:list-item>
            </text:list>
            <text:p text:style-name="P122">Mark:</text:p>
            <text:list text:style-name="LFO4" text:continue-numbering="true">
              <text:list-item>
                <text:p text:style-name="P123">Hours is not yet enough.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Suggestions/issues:</text:p>
            <text:p text:style-name="P127">James:</text:p>
            <text:list text:style-name="LFO4" text:continue-numbering="true">
              <text:list-item>
                <text:p text:style-name="P128">Those with low hours should aim to work on campus for a set number of hours, instead of at home.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Project Changes:</text:p>
            <text:list text:style-name="LFO4" text:continue-numbering="true">
              <text:list-item>
                <text:p text:style-name="P132">None</text:p>
              </text:list-item>
            </text:list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Noto Sans CJK SC Regular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 I I</dc:creator>
    <meta:creation-date>2017-08-18T14:02:00Z</meta:creation-date>
    <dc:date>2017-08-22T01:37:00Z</dc:date>
    <meta:template xlink:href="Normal" xlink:type="simple"/>
    <meta:editing-cycles>21</meta:editing-cycles>
    <meta:editing-duration>PT2820S</meta:editing-duration>
    <meta:document-statistic meta:page-count="2" meta:paragraph-count="3" meta:word-count="276" meta:character-count="1849" meta:row-count="13" meta:non-whitespace-character-count="1576"/>
  </office:meta>
</office:document-meta>
</file>